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entury Schoolbook L" svg:font-family="Century Schoolbook 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entury Schoolbook L" fo:font-weight="bold" style:font-weight-asian="bold" style:font-weight-complex="bold" fo:font-size="18pt" style:font-size-asian="18pt" style:font-size-complex="18pt"/>
    </style:style>
    <style:style style:name="TableColumn3" style:family="table-column">
      <style:table-column-properties style:column-width="0.1673in" style:use-optimal-column-width="false"/>
    </style:style>
    <style:style style:name="TableColumn4" style:family="table-column">
      <style:table-column-properties style:column-width="0.9673in" style:use-optimal-column-width="false"/>
    </style:style>
    <style:style style:name="TableColumn5" style:family="table-column">
      <style:table-column-properties style:column-width="0.3902in" style:use-optimal-column-width="false"/>
    </style:style>
    <style:style style:name="Table2" style:family="table">
      <style:table-properties style:width="1.52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4" style:parent-style-name="TableContents" style:family="paragraph">
      <style:paragraph-properties fo:text-align="center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4" style:parent-style-name="TableContents" style:family="paragraph">
      <style:paragraph-properties fo:text-align="cente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9" style:parent-style-name="TableContents" style:family="paragraph">
      <style:paragraph-properties fo:text-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4" style:parent-style-name="TableContents" style:family="paragraph">
      <style:paragraph-properties fo:text-align="center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BATTLESHIPS</text:p>
      <text:p text:style-name="Standard"/>
      <text:p text:style-name="Standard"><text:bookmark-start text:name="_Hlk498251036"/>Battleships is a multiplayer board game. Each player is given a 10X10 grid on which</text:p>
      <text:p text:style-name="Standard">they mark the position of their ships. Ships are basically categorized into following<text:s/>categories: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Heading">#</text:p>
          </table:table-cell>
          <table:table-cell table:style-name="TableCell8">
            <text:p text:style-name="TableHeading">Class of ship</text:p>
          </table:table-cell>
          <table:table-cell table:style-name="TableCell9">
            <text:p text:style-name="TableHeading">Size</text:p>
          </table:table-cell>
        </table:table-row>
        <table:table-row table:style-name="TableRow10">
          <table:table-cell table:style-name="TableCell11">
            <text:p text:style-name="TableContents">1</text:p>
          </table:table-cell>
          <table:table-cell table:style-name="TableCell12">
            <text:p text:style-name="TableContents"><text:a xlink:href="https://en.wikipedia.org/wiki/Aircraft_carrier" office:target-frame-name="_top" xlink:show="replace">Carrier</text:a></text:p>
          </table:table-cell>
          <table:table-cell table:style-name="TableCell13">
            <text:p text:style-name="P14">5</text:p>
          </table:table-cell>
        </table:table-row>
        <table:table-row table:style-name="TableRow15">
          <table:table-cell table:style-name="TableCell16">
            <text:p text:style-name="TableContents">2</text:p>
          </table:table-cell>
          <table:table-cell table:style-name="TableCell17">
            <text:p text:style-name="TableContents"><text:a xlink:href="https://en.wikipedia.org/wiki/Battleship" office:target-frame-name="_top" xlink:show="replace">Battleship</text:a></text:p>
          </table:table-cell>
          <table:table-cell table:style-name="TableCell18">
            <text:p text:style-name="P19">4</text:p>
          </table:table-cell>
        </table:table-row>
        <table:table-row table:style-name="TableRow20">
          <table:table-cell table:style-name="TableCell21">
            <text:p text:style-name="TableContents">3</text:p>
          </table:table-cell>
          <table:table-cell table:style-name="TableCell22">
            <text:p text:style-name="TableContents"><text:a xlink:href="https://en.wikipedia.org/wiki/Cruiser" office:target-frame-name="_top" xlink:show="replace">Cruiser</text:a></text:p>
          </table:table-cell>
          <table:table-cell table:style-name="TableCell23">
            <text:p text:style-name="P24">3</text:p>
          </table:table-cell>
        </table:table-row>
        <table:table-row table:style-name="TableRow25">
          <table:table-cell table:style-name="TableCell26">
            <text:p text:style-name="TableContents">4</text:p>
          </table:table-cell>
          <table:table-cell table:style-name="TableCell27">
            <text:p text:style-name="TableContents"><text:a xlink:href="https://en.wikipedia.org/wiki/Submarine" office:target-frame-name="_top" xlink:show="replace">Submarine</text:a></text:p>
          </table:table-cell>
          <table:table-cell table:style-name="TableCell28">
            <text:p text:style-name="P29">3</text:p>
          </table:table-cell>
        </table:table-row>
        <table:table-row table:style-name="TableRow30">
          <table:table-cell table:style-name="TableCell31">
            <text:p text:style-name="TableContents">5</text:p>
          </table:table-cell>
          <table:table-cell table:style-name="TableCell32">
            <text:p text:style-name="TableContents"><text:a xlink:href="https://en.wikipedia.org/wiki/Destroyer" office:target-frame-name="_top" xlink:show="replace">Destroyer</text:a></text:p>
          </table:table-cell>
          <table:table-cell table:style-name="TableCell33">
            <text:p text:style-name="P34">2</text:p>
          </table:table-cell>
        </table:table-row>
      </table:table>
      <text:p text:style-name="Standard"/>
      <text:p text:style-name="Standard">Rules are simple, ships cannot overlap, apart from this ship can be located at any position<text:s/>player likes.</text:p>
      <text:p text:style-name="Standard">After<text:s/>the setup of ships is completed the player player A made a call of a column , identified by column alphabet and number (recorded on the grid), there are two possibilities, (i) the column called by A is the column where B has put up his ship -<text:s/><text:span text:style-name="T35">HIT</text:span>, or (ii)<text:s/>it is a blank column –<text:s/><text:span text:style-name="T36">MISS</text:span></text:p>
      <text:p text:style-name="Standard"/>
      <text:p text:style-name="Standard">When all the column where the ship is placed have been called by other player, player marked that calls<text:s/><text:span text:style-name="T37">SINK</text:span>, when all the ships are sinked player looses.<text:bookmark-end text:name="_Hlk498251036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entury Schoolbook L" svg:font-family="Century Schoolbook L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P</dc:creator>
    <meta:creation-date>2017-09-23T12:31:00Z</meta:creation-date>
    <dc:date>2017-11-12T07:46:00Z</dc:date>
    <meta:template xlink:href="Normal.dotm" xlink:type="simple"/>
    <meta:editing-cycles>3</meta:editing-cycles>
    <meta:editing-duration>PT62640S</meta:editing-duration>
    <meta:document-statistic meta:page-count="1" meta:paragraph-count="2" meta:word-count="169" meta:character-count="1133" meta:row-count="8" meta:non-whitespace-character-count="966"/>
  </office:meta>
</office:document-meta>
</file>